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margin-top="0.1665in" fo:margin-bottom="0.0835in" loext:contextual-spacing="false"/>
      <style:text-properties officeooo:paragraph-rsid="0021fb2c"/>
    </style:style>
    <style:style style:name="P2" style:family="paragraph" style:parent-style-name="Text_20_body">
      <style:text-properties officeooo:paragraph-rsid="001d94f8"/>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rsid="001f12cf" officeooo:paragraph-rsid="001f12cf"/>
    </style:style>
    <style:style style:name="P5" style:family="paragraph" style:parent-style-name="Text_20_body">
      <style:text-properties officeooo:rsid="0023c226" officeooo:paragraph-rsid="0023c226"/>
    </style:style>
    <style:style style:name="P6" style:family="paragraph" style:parent-style-name="Text_20_body">
      <style:text-properties officeooo:rsid="001d94f8" officeooo:paragraph-rsid="001d94f8"/>
    </style:style>
    <style:style style:name="P7" style:family="paragraph" style:parent-style-name="Text_20_body">
      <style:text-properties officeooo:rsid="002e9457" officeooo:paragraph-rsid="002e9457"/>
    </style:style>
    <style:style style:name="P8" style:family="paragraph" style:parent-style-name="Text_20_body">
      <style:text-properties officeooo:rsid="003009da" officeooo:paragraph-rsid="003009da"/>
    </style:style>
    <style:style style:name="P9" style:family="paragraph" style:parent-style-name="Text_20_body">
      <style:paragraph-properties fo:margin-left="0.4925in" fo:margin-right="0in" fo:text-indent="0in" style:auto-text-indent="false"/>
      <style:text-properties fo:font-weight="normal" officeooo:rsid="001d94f8" officeooo:paragraph-rsid="001d94f8" style:font-weight-asian="normal" style:font-weight-complex="normal"/>
    </style:style>
    <style:style style:name="P10" style:family="paragraph" style:parent-style-name="Text_20_body">
      <style:paragraph-properties fo:margin-left="0.4925in" fo:margin-right="0in" fo:text-indent="0in" style:auto-text-indent="false"/>
      <style:text-properties fo:font-weight="normal" officeooo:rsid="001d94f8" officeooo:paragraph-rsid="0020d81a" style:font-weight-asian="normal" style:font-weight-complex="normal"/>
    </style:style>
    <style:style style:name="P11" style:family="paragraph" style:parent-style-name="Text_20_body">
      <style:paragraph-properties fo:margin-left="0.4925in" fo:margin-right="0in" fo:text-indent="0in" style:auto-text-indent="false"/>
      <style:text-properties fo:font-weight="normal" officeooo:rsid="001d94f8" officeooo:paragraph-rsid="0021fb2c" style:font-weight-asian="normal" style:font-weight-complex="normal"/>
    </style:style>
    <style:style style:name="P12" style:family="paragraph" style:parent-style-name="Standard">
      <style:paragraph-properties fo:margin-left="0.4925in" fo:margin-right="0in" fo:text-indent="0in" style:auto-text-indent="false"/>
      <style:text-properties fo:font-size="12pt" fo:font-weight="bold" officeooo:rsid="0019f512" officeooo:paragraph-rsid="001d94f8" style:font-size-asian="12pt" style:font-weight-asian="bold" style:font-size-complex="12pt" style:font-weight-complex="bold"/>
    </style:style>
    <style:style style:name="P13" style:family="paragraph" style:parent-style-name="Standard">
      <style:paragraph-properties fo:margin-left="0.4925in" fo:margin-right="0in" fo:text-indent="0in" style:auto-text-indent="false"/>
      <style:text-properties fo:font-size="12pt" fo:font-weight="bold" officeooo:rsid="001f12cf" officeooo:paragraph-rsid="001f12cf" style:font-size-asian="12pt" style:font-weight-asian="bold" style:font-size-complex="12pt" style:font-weight-complex="bold"/>
    </style:style>
    <style:style style:name="P14" style:family="paragraph" style:parent-style-name="Standard">
      <style:paragraph-properties fo:margin-left="0.4925in" fo:margin-right="0in" fo:text-indent="0in" style:auto-text-indent="false"/>
      <style:text-properties fo:font-size="12pt" fo:font-weight="bold" officeooo:rsid="002c0aeb" officeooo:paragraph-rsid="002c0aeb" style:font-size-asian="12pt" style:font-weight-asian="bold" style:font-size-complex="12pt" style:font-weight-complex="bold"/>
    </style:style>
    <style:style style:name="P15" style:family="paragraph" style:parent-style-name="Standard">
      <style:text-properties officeooo:rsid="0019f512" officeooo:paragraph-rsid="0019f512"/>
    </style:style>
    <style:style style:name="P16" style:family="paragraph" style:parent-style-name="Standard">
      <style:text-properties fo:font-size="12pt" officeooo:rsid="0019f512" officeooo:paragraph-rsid="0019f512" style:font-size-asian="12pt" style:font-size-complex="12pt"/>
    </style:style>
    <style:style style:name="P17" style:family="paragraph" style:parent-style-name="Standard">
      <style:text-properties fo:font-size="12pt" fo:font-weight="bold" officeooo:rsid="0019f512" officeooo:paragraph-rsid="0019f512" style:font-size-asian="12pt" style:font-weight-asian="bold" style:font-size-complex="12pt" style:font-weight-complex="bold"/>
    </style:style>
    <style:style style:name="P18" style:family="paragraph" style:parent-style-name="Standard">
      <style:text-properties fo:font-size="12pt" fo:font-weight="normal" officeooo:rsid="0019f512" officeooo:paragraph-rsid="0019f512" style:font-size-asian="12pt" style:font-weight-asian="normal" style:font-size-complex="12pt" style:font-weight-complex="normal"/>
    </style:style>
    <style:style style:name="P19" style:family="paragraph" style:parent-style-name="Standard">
      <style:text-properties style:font-name="Calibri" fo:font-weight="normal" officeooo:paragraph-rsid="0021fb2c" style:font-weight-asian="normal" style:font-name-complex="Calibri1" style:font-weight-complex="normal"/>
    </style:style>
    <style:style style:name="P20" style:family="paragraph" style:parent-style-name="Standard">
      <style:text-properties style:font-name="Calibri" officeooo:paragraph-rsid="0021fb2c" style:font-name-complex="Calibri1"/>
    </style:style>
    <style:style style:name="P21" style:family="paragraph" style:parent-style-name="Standard">
      <style:text-properties officeooo:paragraph-rsid="0021fb2c"/>
    </style:style>
    <style:style style:name="P22" style:family="paragraph" style:parent-style-name="Standard">
      <style:text-properties fo:font-weight="normal" officeooo:paragraph-rsid="0021fb2c" style:font-weight-asian="normal" style:font-weight-complex="normal"/>
    </style:style>
    <style:style style:name="P23" style:family="paragraph" style:parent-style-name="Preformatted_20_Text">
      <style:text-properties officeooo:paragraph-rsid="0021fb2c"/>
    </style:style>
    <style:style style:name="P24" style:family="paragraph" style:parent-style-name="Preformatted_20_Text">
      <style:text-properties fo:font-weight="bold" officeooo:rsid="0021fb2c" officeooo:paragraph-rsid="0021fb2c" style:font-weight-asian="bold" style:font-weight-complex="bold"/>
    </style:style>
    <style:style style:name="P25" style:family="paragraph" style:parent-style-name="Preformatted_20_Text">
      <style:text-properties fo:font-weight="normal" officeooo:rsid="0021fb2c" officeooo:paragraph-rsid="0021fb2c" style:font-weight-asian="normal" style:font-weight-complex="normal"/>
    </style:style>
    <style:style style:name="P26" style:family="paragraph" style:parent-style-name="Standard">
      <style:paragraph-properties fo:margin-left="0.9846in" fo:margin-right="0in" fo:text-indent="0in" style:auto-text-indent="false"/>
      <style:text-properties fo:font-size="12pt" fo:font-weight="bold" officeooo:rsid="001f12cf" officeooo:paragraph-rsid="001f12cf" style:font-size-asian="12pt" style:font-weight-asian="bold" style:font-size-complex="12pt" style:font-weight-complex="bold"/>
    </style:style>
    <style:style style:name="P27" style:family="paragraph" style:parent-style-name="Standard">
      <style:paragraph-properties fo:margin-left="0.9846in" fo:margin-right="0in" fo:text-indent="0in" style:auto-text-indent="false"/>
      <style:text-properties fo:font-size="12pt" fo:font-weight="bold" officeooo:rsid="002b6e94" officeooo:paragraph-rsid="002b6e94" style:font-size-asian="12pt" style:font-weight-asian="bold" style:font-size-complex="12pt" style:font-weight-complex="bold"/>
    </style:style>
    <style:style style:name="P28" style:family="paragraph" style:parent-style-name="Standard">
      <style:paragraph-properties fo:margin-left="0.9846in" fo:margin-right="0in" fo:text-indent="0in" style:auto-text-indent="false"/>
      <style:text-properties fo:font-size="12pt" fo:font-weight="bold" officeooo:rsid="0031f5d5" officeooo:paragraph-rsid="0031f5d5" style:font-size-asian="12pt" style:font-weight-asian="bold" style:font-size-complex="12pt" style:font-weight-complex="bold"/>
    </style:style>
    <style:style style:name="P29" style:family="paragraph" style:parent-style-name="Text_20_body">
      <style:paragraph-properties fo:text-align="start" style:justify-single-word="false"/>
      <style:text-properties officeooo:rsid="002e9457" officeooo:paragraph-rsid="002e9457"/>
    </style:style>
    <style:style style:name="P30" style:family="paragraph" style:parent-style-name="Heading_20_2">
      <style:text-properties officeooo:rsid="001d94f8" officeooo:paragraph-rsid="001d94f8"/>
    </style:style>
    <style:style style:name="P31" style:family="paragraph" style:parent-style-name="Heading_20_3">
      <style:text-properties officeooo:rsid="001d94f8" officeooo:paragraph-rsid="001d94f8"/>
    </style:style>
    <style:style style:name="T1" style:family="text">
      <style:text-properties fo:font-weight="normal" style:font-weight-asian="normal" style:font-weight-complex="normal"/>
    </style:style>
    <style:style style:name="T2" style:family="text">
      <style:text-properties fo:font-weight="normal" officeooo:rsid="001bbe66" style:font-weight-asian="normal" style:font-weight-complex="normal"/>
    </style:style>
    <style:style style:name="T3" style:family="text">
      <style:text-properties fo:font-weight="normal" officeooo:rsid="001d94f8" style:font-weight-asian="normal" style:font-weight-complex="normal"/>
    </style:style>
    <style:style style:name="T4" style:family="text">
      <style:text-properties fo:font-weight="normal" officeooo:rsid="003009da" style:font-weight-asian="normal" style:font-weight-complex="normal"/>
    </style:style>
    <style:style style:name="T5" style:family="text">
      <style:text-properties fo:font-weight="normal" officeooo:rsid="0033df33"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1fb2c" style:font-weight-asian="bold" style:font-weight-complex="bold"/>
    </style:style>
    <style:style style:name="T8" style:family="text">
      <style:text-properties fo:font-weight="bold" officeooo:rsid="003009da" style:font-weight-asian="bold" style:font-weight-complex="bold"/>
    </style:style>
    <style:style style:name="T9" style:family="text">
      <style:text-properties officeooo:rsid="001bbe66"/>
    </style:style>
    <style:style style:name="T10" style:family="text">
      <style:text-properties officeooo:rsid="0020d81a"/>
    </style:style>
    <style:style style:name="T11" style:family="text">
      <style:text-properties style:font-name="Calibri" style:font-name-complex="Calibri1"/>
    </style:style>
    <style:style style:name="T12" style:family="text">
      <style:text-properties style:font-name="Calibri" officeooo:rsid="0021fb2c" style:font-name-complex="Calibri1"/>
    </style:style>
    <style:style style:name="T13" style:family="text">
      <style:text-properties style:font-name="Calibri" officeooo:rsid="0026ba13" style:font-name-complex="Calibri1"/>
    </style:style>
    <style:style style:name="T14" style:family="text">
      <style:text-properties style:font-name="Calibri" officeooo:rsid="0027c5b9" style:font-name-complex="Calibri1"/>
    </style:style>
    <style:style style:name="T15" style:family="text">
      <style:text-properties style:font-name="Calibri" officeooo:rsid="0029afc1" style:font-name-complex="Calibri1"/>
    </style:style>
    <style:style style:name="T16" style:family="text">
      <style:text-properties style:font-name="Calibri" fo:font-size="12pt" style:font-size-asian="12pt" style:font-name-complex="Calibri1" style:font-size-complex="12pt"/>
    </style:style>
    <style:style style:name="T17" style:family="text">
      <style:text-properties style:font-name="Calibri" fo:font-size="12pt" officeooo:rsid="0021fb2c" style:font-size-asian="12pt" style:font-name-complex="Calibri1" style:font-size-complex="12pt"/>
    </style:style>
    <style:style style:name="T18" style:family="text">
      <style:text-properties style:font-name="Calibri" style:text-underline-style="none" officeooo:rsid="0021fb2c" style:font-name-complex="Calibri1"/>
    </style:style>
    <style:style style:name="T19" style:family="text">
      <style:text-properties fo:font-variant="small-caps" style:font-name="Calibri" fo:font-size="12pt" style:font-size-asian="12pt" style:font-name-complex="Calibri1" style:font-size-complex="12pt"/>
    </style:style>
    <style:style style:name="T20" style:family="text">
      <style:text-properties fo:font-variant="small-caps" style:font-name="Calibri" fo:font-size="12pt" officeooo:rsid="0021fb2c" style:font-size-asian="12pt" style:font-name-complex="Calibri1" style:font-size-complex="12pt"/>
    </style:style>
    <style:style style:name="T21" style:family="text">
      <style:text-properties fo:font-style="italic" style:font-style-asian="italic" style:font-style-complex="italic"/>
    </style:style>
    <style:style style:name="T22" style:family="text">
      <style:text-properties fo:font-style="italic" officeooo:rsid="0021fb2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super 58%" style:font-name="Calibri" style:font-name-complex="Calibri1"/>
    </style:style>
    <style:style style:name="T25" style:family="text">
      <style:text-properties officeooo:rsid="0021fb2c"/>
    </style:style>
    <style:style style:name="T26"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SsTeX</text:p>
      <text:p text:style-name="P5">This is on overview of the proposed markup language to be used in creating documents for rendering on the new Sunnyside Times. <text:s/>The command structure is derived from <text:span text:style-name="T23">LaTeX</text:span><text:span text:style-name="T26"> though the extent to which we will follow it rigorously is unclear. <text:s/>Hopefully, a good bit of the native formatting of MS Word will be directly translated avoiding the need for explicit markup. </text:span></text:p>
      <text:p text:style-name="P15"/>
      <text:h text:style-name="Heading_20_2" text:outline-level="2">Command Format:</text:h>
      <text:p text:style-name="P16"/>
      <text:p text:style-name="P17">\cmd{<text:span text:style-name="T1">content</text:span>}</text:p>
      <text:p text:style-name="P17"/>
      <text:p text:style-name="P17">\cmd<text:span text:style-name="T9">a </text:span>{<text:span text:style-name="T1">arg</text:span>}{<text:span text:style-name="T1">content</text:span>}</text:p>
      <text:p text:style-name="P17"/>
      <text:p text:style-name="P17">\cmd[<text:span text:style-name="T1">argCount</text:span>]{<text:span text:style-name="T1">arg</text:span>}...{<text:span text:style-name="T1">arg</text:span>}{<text:span text:style-name="T1">content}</text:span></text:p>
      <text:p text:style-name="P18"/>
      <text:p text:style-name="P17">\begin{Name}<text:span text:style-name="T1"> content ….. <text:s/></text:span>\end{Name}</text:p>
      <text:p text:style-name="P17"/>
      <text:p text:style-name="P17">\if<text:span text:style-name="T9">{</text:span><text:span text:style-name="T2">test</text:span><text:span text:style-name="T9">}{</text:span><text:span text:style-name="T2">truepart</text:span><text:span text:style-name="T9">}[\else{</text:span><text:span text:style-name="T2">falsepart</text:span><text:span text:style-name="T9">}]\fi</text:span></text:p>
      <text:p text:style-name="P17"/>
      <text:h text:style-name="P30" text:outline-level="2">Specific Commands:</text:h>
      <text:h text:style-name="P31" text:outline-level="3">Simple Text effects:</text:h>
      <text:p text:style-name="P9">\<text:span text:style-name="T6">emph{</text:span> <text:s/>text <text:s/><text:span text:style-name="T6">} </text:span>- Emphasize text, generally in a small block or a word or two.</text:p>
      <text:p text:style-name="P9">\<text:span text:style-name="T6">textbf{</text:span> <text:s/>text <text:s/><text:span text:style-name="T6">}</text:span> - Bold text. <text:s/>Generally converted directly from Word without explicit specification.</text:p>
      <text:p text:style-name="P9"><text:span text:style-name="T6">\textif{</text:span> <text:s/>text <text:s/><text:span text:style-name="T6">}</text:span> - Italicize text. <text:s/>Generally converted directly from Word without explicit specification.</text:p>
      <text:p text:style-name="P10">\<text:span text:style-name="T10">underline</text:span>{ <text:s/>text <text:s/><text:span text:style-name="T6">}</text:span> - <text:span text:style-name="T10">Underline text.</text:span></text:p>
      <text:p text:style-name="P11"><text:span text:style-name="T6">\</text:span><text:span text:style-name="T7">title</text:span><text:span text:style-name="T6">{</text:span> <text:s/>text <text:s/><text:span text:style-name="T6">}</text:span> - </text:p>
      <text:p text:style-name="P11"><text:span text:style-name="T6">\</text:span><text:span text:style-name="T7">byline</text:span><text:span text:style-name="T6">{</text:span> <text:s/>text <text:s/><text:span text:style-name="T6">}</text:span> - </text:p>
      <text:h text:style-name="P31" text:outline-level="3">Define Environment: </text:h>
      <text:p text:style-name="P6">This is just a means of specifying a longer body of content. <text:s/>Predefined environments (e.g., ‘document’, ‘abstract’, …) may also define additional behavior such as default fonts, spacing, ….</text:p>
      <text:p text:style-name="P7">Note that environments must <text:span text:style-name="T6">nest properly</text:span><text:span text:style-name="T1">, meaning that an environement that begins in a parent environment must also end within that same parent envionment.</text:span></text:p>
      <text:p text:style-name="P4">Environments are also useful for handling nesting of larger components of text.</text:p>
      <text:p text:style-name="P12">\begin{<text:span text:style-name="T3">EnvName</text:span>}<text:span text:style-name="T1"> </text:span></text:p>
      <text:p text:style-name="P12"><text:soft-page-break/><text:span text:style-name="T1"><text:tab/></text:span><text:span text:style-name="T3">content, …..</text:span></text:p>
      <text:p text:style-name="P12">\end{<text:span text:style-name="T3">EnvName</text:span>}</text:p>
      <text:p text:style-name="Text_20_body"/>
      <text:p text:style-name="P29">Two important environments are <text:span text:style-name="T6">snippet</text:span><text:span text:style-name="T1"> and </text:span><text:span text:style-name="T6">layout</text:span><text:span text:style-name="T1">. <text:s/>A snippet is a mechanism to select a subset of the text of a document to be used in </text:span><text:span text:style-name="T4">creating snippets for the front page or the like. <text:s/>A variant of a snippet, the </text:span><text:span text:style-name="T8">snippet_only</text:span><text:span text:style-name="T4">, </text:span><text:span text:style-name="T5">(not yet implemented) </text:span><text:span text:style-name="T4">is the same as the snippet except that the content of the snippet does not appear in the document when displayed in full. <text:s/></text:span></text:p>
      <text:p text:style-name="P8"><text:span text:style-name="T4">T</text:span><text:span text:style-name="T1">he </text:span><text:span text:style-name="T6">layout</text:span><text:span text:style-name="T1"> (can we find a better name?) is a device to assist in managing the layout of stories such as SunnyBear where there is a need to align photos and text more carefully without resorting to manipulation of the actual html. <text:s/>A layout can be thought of as a container with a photo positioned along the top (left or right specifiable) and text that appears alongside of the photo and continuing under it if there is more text than will fit beside it. <text:s/>If all the text fits alongside of the photo without filling the space, blank space will remain below. <text:s/></text:span></text:p>
      <text:p text:style-name="P12"/>
      <text:p text:style-name="P7">Figures are similar to environments in that they must nest properly within parent environments. <text:s/>The working idea is that figures are defined independently of their actual placement in the document (but must precede their placement). <text:s/></text:p>
      <text:p text:style-name="P13">\figure{<text:span text:style-name="T1">FigName</text:span>}</text:p>
      <text:p text:style-name="P26">\photos{<text:span text:style-name="T1">id1, id2, …</text:span>}</text:p>
      <text:p text:style-name="P27">\photo{<text:span text:style-name="T1">id1</text:span>}{<text:span text:style-name="T1">caption</text:span>}<text:tab/><text:tab/>// <text:span text:style-name="T1">May be repeated to allow captions specified photo</text:span></text:p>
      <text:p text:style-name="P27">\title{<text:span text:style-name="T1">Title for frame including all pics</text:span>}</text:p>
      <text:p text:style-name="P27">\position{<text:span text:style-name="T1">left|right|center</text:span>}</text:p>
      <text:p text:style-name="P28">\rotatephoto{<text:span text:style-name="T1">1|2|3</text:span>}<text:tab/><text:tab/><text:span text:style-name="T1">// Rotate photo 90 degrees right 1,2, or 3 time</text:span></text:p>
      <text:p text:style-name="P27">\size{<text:span text:style-name="T1">width=300</text:span>}{<text:span text:style-name="T1">height=250</text:span>}</text:p>
      <text:p text:style-name="P27">\rotation{<text:span text:style-name="T1">3</text:span>.5<text:span text:style-name="T1">}</text:span></text:p>
      <text:p text:style-name="P13">\endfigure{<text:span text:style-name="T1">FigName</text:span>}</text:p>
      <text:p text:style-name="P13"/>
      <text:p text:style-name="P14">\placefigure{<text:span text:style-name="T1">FigName}<text:tab/><text:tab/>//Place figure ‘here’ following guidance in specs</text:span></text:p>
      <text:h text:style-name="P30" text:outline-level="2">Examples:</text:h>
      <text:p text:style-name="P1"><text:span text:style-name="T20">\title{</text:span><text:span text:style-name="T19">‘Twas a month before Christmas</text:span><text:span text:style-name="T11"> </text:span><text:span text:style-name="T16">…</text:span><text:span text:style-name="T17">}</text:span> </text:p>
      <text:p text:style-name="P3"><text:bookmark text:name="_GoBack"/><text:span text:style-name="T25">\</text:span><text:span text:style-name="T21"> </text:span><text:span text:style-name="T22">byline{</text:span><text:span text:style-name="T21">Luddd Creef</text:span><text:span text:style-name="T22">}</text:span></text:p>
      <text:p text:style-name="P21"/>
      <text:p text:style-name="P25">\begin{poetry}</text:p>
      <text:p text:style-name="P23"><text:span text:style-name="T1">Twas a month before Christmas  </text:span>                                        </text:p>
      <text:p text:style-name="P23">    when out on the Cove</text:p>
      <text:p text:style-name="P23">They turned out in numbers</text:p>
      <text:p text:style-name="P23">    they turned out in droves</text:p>
      <text:p text:style-name="P23">Happy and joyful, full of good cheer</text:p>
      <text:p text:style-name="P23">    they dressed the yard tree without nary a fear</text:p>
      <text:p text:style-name="P23">There were no reindeer or crafty elves</text:p>
      <text:p text:style-name="P23">    just a yard full of retirees in spite of themselves</text:p>
      <text:p text:style-name="P23"><text:soft-page-break/>The lack of a leader was obvious to all</text:p>
      <text:p text:style-name="P23">    leaving no one to blame, no one to call</text:p>
      <text:p text:style-name="P23">They trampled the grass and broke a few balls</text:p>
      <text:p text:style-name="P23">    they put on the lights and avoided the falls</text:p>
      <text:p text:style-name="P23">It was a joyful event and filled with good cheer</text:p>
      <text:p text:style-name="P23">    the tree was adorned as Christmas draws near…</text:p>
      <text:p text:style-name="P24">\end{poetry}</text:p>
      <text:p text:style-name="P20"> </text:p>
      <text:p text:style-name="P22"><text:span text:style-name="T11">On the afternoon of Sunday, November 25, 2018, the hardy residents of Hickory Cove assembled around the base of the </text:span><text:span text:style-name="T18">\textbf</text:span><text:span text:style-name="T12">{</text:span><text:span text:style-name="T11">“Beard Yard Outdoor Christmas Tree”</text:span><text:span text:style-name="T12">}</text:span><text:span text:style-name="T11"> at 2 pm. Our mission was to decorate the tree for this tree’s 7</text:span><text:span text:style-name="T24">th</text:span><text:span text:style-name="T11"> Christmas (decorated) and to </text:span><text:span text:style-name="T14">\</text:span><text:span text:style-name="T13">textbf{</text:span><text:span text:style-name="T11">exchange</text:span><text:span text:style-name="T13">}</text:span><text:span text:style-name="T11"> ideas and just have some fun.</text:span></text:p>
      <text:p text:style-name="P19"/>
      <text:p text:style-name="P22"><text:span text:style-name="T11">* We are not allowed to use the word </text:span><text:span text:style-name="T12">\emp</text:span><text:span text:style-name="T15">h</text:span><text:span text:style-name="T12">{</text:span><text:span text:style-name="T11">LADDER</text:span><text:span text:style-name="T12">}</text:span><text:span text:style-name="T11"> , but they do exist!</text:span></text:p>
      <text:p text:style-name="P19"> </text:p>
      <text:p text:style-name="P20">~~~~~~~~~~~~~~~~~~~~~~~~~~~~~~~~~~~~~~~~~~~~~~</text:p>
      <text:p text:style-name="P2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39:08.158267720</meta:creation-date>
    <dc:date>2020-05-03T05:27:55.108524961</dc:date>
    <meta:editing-duration>P7DT22H46M27S</meta:editing-duration>
    <meta:editing-cycles>16</meta:editing-cycles>
    <meta:generator>LibreOffice/6.0.7.3$Linux_X86_64 LibreOffice_project/00m0$Build-3</meta:generator>
    <meta:document-statistic meta:table-count="0" meta:image-count="0" meta:object-count="0" meta:page-count="3" meta:paragraph-count="60" meta:word-count="641" meta:character-count="4090" meta:non-whitespace-character-count="3396"/>
  </office:meta>
</office:document-meta>
</file>